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84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practice;</text:p>
      <text:p text:style-name="P1"/>
      <text:p text:style-name="P1">create table a(</text:p>
      <text:p text:style-name="P1"><text:tab/>id int(4)primary key,</text:p>
      <text:p text:style-name="P1"><text:s text:c="4"/>ename varchar(10),</text:p>
      <text:p text:style-name="P1"><text:s text:c="4"/>did int(4)</text:p>
      <text:p text:style-name="P1">);</text:p>
      <text:p text:style-name="P1"/>
      <text:p text:style-name="P1">create table b(</text:p>
      <text:p text:style-name="P1"><text:tab/>did int(4)primary key,</text:p>
      <text:p text:style-name="P1"><text:tab/>dname varchar(10),</text:p>
      <text:p text:style-name="P1"><text:s text:c="4"/>sid int(4)</text:p>
      <text:p text:style-name="P1">);</text:p>
      <text:p text:style-name="P1"/>
      <text:p text:style-name="P1">create table c(</text:p>
      <text:p text:style-name="P1"><text:tab/>sid int(4)primary key,</text:p>
      <text:p text:style-name="P1"><text:s text:c="4"/>sname varchar(10)</text:p>
      <text:p text:style-name="P1">);</text:p>
      <text:p text:style-name="P1"/>
      <text:p text:style-name="P1">insert into a values(1,'A',11);</text:p>
      <text:p text:style-name="P1">insert into a values(2,'B',12);</text:p>
      <text:p text:style-name="P1">insert into a values(3,'C',13);</text:p>
      <text:p text:style-name="P1">insert into a values(4,'D',14);</text:p>
      <text:p text:style-name="P1">insert into a values(5,'E',11);</text:p>
      <text:p text:style-name="P1">insert into a values(6,'F',11);</text:p>
      <text:p text:style-name="P1">insert into a values(7,'G',12);</text:p>
      <text:p text:style-name="P1">insert into a values(8,'H',13);</text:p>
      <text:p text:style-name="P1"/>
      <text:p text:style-name="P1">insert into b values(11,'HR',1000);</text:p>
      <text:p text:style-name="P1">insert into b values(12,'Sales',2000);</text:p>
      <text:p text:style-name="P1">insert into b values(13,'Finance',1000);</text:p>
      <text:p text:style-name="P1">insert into b values(14,'Marketing',2000);</text:p>
      <text:p text:style-name="P1"/>
      <text:p text:style-name="P1">insert into c values(1000,'xxxxxxx');</text:p>
      <text:p text:style-name="P1">insert into c values(2000,'ddddddd');</text:p>
      <text:p text:style-name="P1">insert into c values(3000,'ccccccc');</text:p>
      <text:p text:style-name="P1"/>
      <text:p text:style-name="P1">select * from a;</text:p>
      <text:p text:style-name="P1">select * from b;</text:p>
      <text:p text:style-name="P1">select * from c;</text:p>
      <text:p text:style-name="P1"/>
      <text:p text:style-name="P1">select a.id,a.ename,b.did,b.dname,c.sid,c.sname from a left outer join b </text:p>
      <text:p text:style-name="P1">on a.did=b.did right outer join c on b.sid=c.sid;</text:p>
      <text:p text:style-name="P1"/>
      <text:p text:style-name="P1">select a.id,a.ename,b.did,b.dname,c.sid,c.sname from a right outer join b </text:p>
      <text:p text:style-name="P1">on a.did=b.did right outer join c on b.sid=c.sid;</text:p>
      <text:p text:style-name="P1"/>
      <text:p text:style-name="P1">select a.id,a.ename,b.did,b.dname,c.sid,c.sname from a left outer join b </text:p>
      <text:p text:style-name="P1">on a.did=b.did left outer join c on b.sid=c.sid;</text:p>
      <text:p text:style-name="P1"/>
      <text:p text:style-name="P1">select a.id,a.ename,b.did,b.dname,c.sid,c.sname from a right outer join b </text:p>
      <text:p text:style-name="P1">on a.did=b.did left outer join c on b.sid=c.s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17:19.222556086</meta:creation-date>
    <dc:date>2019-10-16T15:22:42.691571882</dc:date>
    <meta:editing-duration>PT5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169" meta:character-count="1272" meta:non-whitespace-character-count="1120"/>
  </office:meta>
</office:document-meta>
</file>